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$K_h$</text:p>
          </table:table-cell>
          <table:table-cell table:number-columns-repeated="3"/>
          <table:table-cell office:value-type="string" calcext:value-type="string">
            <text:p>$S_s$</text:p>
          </table:table-cell>
          <table:table-cell table:number-columns-repeated="3"/>
          <table:table-cell office:value-type="string" calcext:value-type="string">
            <text:p>$\theta_{Q,irr}$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$p_1$</text:p>
          </table:table-cell>
          <table:table-cell office:value-type="string" calcext:value-type="string">
            <text:p>$\Delta S_0$</text:p>
          </table:table-cell>
          <table:table-cell office:value-type="string" calcext:value-type="string">
            <text:p>$R^2$</text:p>
          </table:table-cell>
          <table:table-cell/>
          <table:table-cell office:value-type="string" calcext:value-type="string">
            <text:p>$p_1$</text:p>
          </table:table-cell>
          <table:table-cell office:value-type="string" calcext:value-type="string">
            <text:p>$\Delta S_0$</text:p>
          </table:table-cell>
          <table:table-cell office:value-type="string" calcext:value-type="string">
            <text:p>$R^2$</text:p>
          </table:table-cell>
          <table:table-cell/>
          <table:table-cell office:value-type="string" calcext:value-type="string">
            <text:p>$p_1$</text:p>
          </table:table-cell>
          <table:table-cell office:value-type="string" calcext:value-type="string">
            <text:p>$\Delta S_0$</text:p>
          </table:table-cell>
          <table:table-cell office:value-type="string" calcext:value-type="string">
            <text:p>$R^2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. Marl</text:p>
          </table:table-cell>
          <table:table-cell/>
          <table:table-cell table:formula="of:=[.$C$11]&amp;[.C13]&amp;[.$D$11]" office:value-type="string" office:string-value="$\bm{+}$" calcext:value-type="string">
            <text:p>$\bm{+}$</text:p>
          </table:table-cell>
          <table:table-cell table:formula="of:=[.$C$11]&amp;[.D13]&amp;[.$D$11]" office:value-type="string" office:string-value="$\bm{++}$" calcext:value-type="string">
            <text:p>$\bm{++}$</text:p>
          </table:table-cell>
          <table:table-cell table:formula="of:=[.$C$11]&amp;[.E13]&amp;[.$D$11]" office:value-type="string" office:string-value="$\bm{\circ /+}$" calcext:value-type="string">
            <text:p>$\bm{\circ /+}$</text:p>
          </table:table-cell>
          <table:table-cell/>
          <table:table-cell table:formula="of:=[.$C$11]&amp;[.G13]&amp;[.$D$11]" office:value-type="string" office:string-value="$\bm{\circ}$" calcext:value-type="string">
            <text:p>$\bm{\circ}$</text:p>
          </table:table-cell>
          <table:table-cell table:formula="of:=[.$C$11]&amp;[.H13]&amp;[.$D$11]" office:value-type="string" office:string-value="$\bm{\circ}$" calcext:value-type="string">
            <text:p>$\bm{\circ}$</text:p>
          </table:table-cell>
          <table:table-cell table:formula="of:=[.$C$11]&amp;[.I13]&amp;[.$D$11]" office:value-type="string" office:string-value="$\bm{\circ}$" calcext:value-type="string">
            <text:p>$\bm{\circ}$</text:p>
          </table:table-cell>
          <table:table-cell/>
          <table:table-cell table:formula="of:=[.$C$11]&amp;[.K13]&amp;[.$D$11]" office:value-type="string" office:string-value="$\bm{++}$" calcext:value-type="string">
            <text:p>$\bm{++}$</text:p>
          </table:table-cell>
          <table:table-cell table:formula="of:=[.$C$11]&amp;[.L13]&amp;[.$D$11]" office:value-type="string" office:string-value="$\bm{++}$" calcext:value-type="string">
            <text:p>$\bm{++}$</text:p>
          </table:table-cell>
          <table:table-cell table:formula="of:=[.$C$11]&amp;[.M13]&amp;[.$D$11]" office:value-type="string" office:string-value="$\bm{\circ}$" calcext:value-type="string">
            <text:p>$\bm{\circ}$</text:p>
          </table:table-cell>
          <table:table-cell/>
          <table:table-cell office:value-type="string" calcext:value-type="string">
            <text:p>Sensitivity:</text:p>
          </table:table-cell>
          <table:table-cell/>
        </table:table-row>
        <table:table-row table:style-name="ro1">
          <table:table-cell office:value-type="string" calcext:value-type="string">
            <text:p>Gravel</text:p>
          </table:table-cell>
          <table:table-cell/>
          <table:table-cell table:formula="of:=[.$C$11]&amp;[.C14]&amp;[.$D$11]" office:value-type="string" office:string-value="$\bm{\circ}$" calcext:value-type="string">
            <text:p>$\bm{\circ}$</text:p>
          </table:table-cell>
          <table:table-cell table:formula="of:=[.$C$11]&amp;[.D14]&amp;[.$D$11]" office:value-type="string" office:string-value="$\bm{++}$" calcext:value-type="string">
            <text:p>$\bm{++}$</text:p>
          </table:table-cell>
          <table:table-cell table:formula="of:=[.$C$11]&amp;[.E14]&amp;[.$D$11]" office:value-type="string" office:string-value="$\bm{\circ}$" calcext:value-type="string">
            <text:p>$\bm{\circ}$</text:p>
          </table:table-cell>
          <table:table-cell/>
          <table:table-cell table:formula="of:=[.$C$11]&amp;[.G14]&amp;[.$D$11]" office:value-type="string" office:string-value="$\bm{\circ}$" calcext:value-type="string">
            <text:p>$\bm{\circ}$</text:p>
          </table:table-cell>
          <table:table-cell table:formula="of:=[.$C$11]&amp;[.H14]&amp;[.$D$11]" office:value-type="string" office:string-value="$\bm{\circ}$" calcext:value-type="string">
            <text:p>$\bm{\circ}$</text:p>
          </table:table-cell>
          <table:table-cell table:formula="of:=[.$C$11]&amp;[.I14]&amp;[.$D$11]" office:value-type="string" office:string-value="$\bm{\circ}$" calcext:value-type="string">
            <text:p>$\bm{\circ}$</text:p>
          </table:table-cell>
          <table:table-cell table:number-columns-repeated="5"/>
          <table:table-cell office:value-type="string" calcext:value-type="string">
            <text:p>++</text:p>
          </table:table-cell>
          <table:table-cell office:value-type="string" calcext:value-type="string">
            <text:p>very sensitiv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/>
          <table:table-cell table:formula="of:=[.$C$11]&amp;[.C15]&amp;[.$D$11]" office:value-type="string" office:string-value="$\bm{+}$" calcext:value-type="string">
            <text:p>$\bm{+}$</text:p>
          </table:table-cell>
          <table:table-cell table:formula="of:=[.$C$11]&amp;[.D15]&amp;[.$D$11]" office:value-type="string" office:string-value="$\bm{++}$" calcext:value-type="string">
            <text:p>$\bm{++}$</text:p>
          </table:table-cell>
          <table:table-cell table:formula="of:=[.$C$11]&amp;[.E15]&amp;[.$D$11]" office:value-type="string" office:string-value="$\bm{\circ}$" calcext:value-type="string">
            <text:p>$\bm{\circ}$</text:p>
          </table:table-cell>
          <table:table-cell/>
          <table:table-cell table:formula="of:=[.$C$11]&amp;[.G15]&amp;[.$D$11]" office:value-type="string" office:string-value="$\bm{++}$" calcext:value-type="string">
            <text:p>$\bm{++}$</text:p>
          </table:table-cell>
          <table:table-cell table:formula="of:=[.$C$11]&amp;[.H15]&amp;[.$D$11]" office:value-type="string" office:string-value="$\bm{+}$" calcext:value-type="string">
            <text:p>$\bm{+}$</text:p>
          </table:table-cell>
          <table:table-cell table:formula="of:=[.$C$11]&amp;[.I15]&amp;[.$D$11]" office:value-type="string" office:string-value="$\bm{\circ /+}$" calcext:value-type="string">
            <text:p>$\bm{\circ /+}$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sensitive</text:p>
          </table:table-cell>
        </table:table-row>
        <table:table-row table:style-name="ro1">
          <table:table-cell office:value-type="string" calcext:value-type="string">
            <text:p>Schist</text:p>
          </table:table-cell>
          <table:table-cell/>
          <table:table-cell table:formula="of:=[.$C$11]&amp;[.C16]&amp;[.$D$11]" office:value-type="string" office:string-value="$\bm{+}$" calcext:value-type="string">
            <text:p>$\bm{+}$</text:p>
          </table:table-cell>
          <table:table-cell table:formula="of:=[.$C$11]&amp;[.D16]&amp;[.$D$11]" office:value-type="string" office:string-value="$\bm{++}$" calcext:value-type="string">
            <text:p>$\bm{++}$</text:p>
          </table:table-cell>
          <table:table-cell table:formula="of:=[.$C$11]&amp;[.E16]&amp;[.$D$11]" office:value-type="string" office:string-value="$\bm{\circ /+}$" calcext:value-type="string">
            <text:p>$\bm{\circ /+}$</text:p>
          </table:table-cell>
          <table:table-cell/>
          <table:table-cell table:formula="of:=[.$C$11]&amp;[.G16]&amp;[.$D$11]" office:value-type="string" office:string-value="$\bm{++}$" calcext:value-type="string">
            <text:p>$\bm{++}$</text:p>
          </table:table-cell>
          <table:table-cell table:formula="of:=[.$C$11]&amp;[.H16]&amp;[.$D$11]" office:value-type="string" office:string-value="$\bm{+}$" calcext:value-type="string">
            <text:p>$\bm{+}$</text:p>
          </table:table-cell>
          <table:table-cell table:formula="of:=[.$C$11]&amp;[.I16]&amp;[.$D$11]" office:value-type="string" office:string-value="$\bm{\circ /+}$" calcext:value-type="string">
            <text:p>$\bm{\circ /+}$</text:p>
          </table:table-cell>
          <table:table-cell table:number-columns-repeated="5"/>
          <table:table-cell office:value-type="string" calcext:value-type="string">
            <text:p>o/+</text:p>
          </table:table-cell>
          <table:table-cell office:value-type="string" calcext:value-type="string">
            <text:p>single piezometers sensitive, but not effect on average</text:p>
          </table:table-cell>
        </table:table-row>
        <table:table-row table:style-name="ro1">
          <table:table-cell office:value-type="string" calcext:value-type="string">
            <text:p>Silty Sand</text:p>
          </table:table-cell>
          <table:table-cell/>
          <table:table-cell table:formula="of:=[.$C$11]&amp;[.C17]&amp;[.$D$11]" office:value-type="string" office:string-value="$\bm{\circ}$" calcext:value-type="string">
            <text:p>$\bm{\circ}$</text:p>
          </table:table-cell>
          <table:table-cell table:formula="of:=[.$C$11]&amp;[.D17]&amp;[.$D$11]" office:value-type="string" office:string-value="$\bm{\circ /+}$" calcext:value-type="string">
            <text:p>$\bm{\circ /+}$</text:p>
          </table:table-cell>
          <table:table-cell table:formula="of:=[.$C$11]&amp;[.E17]&amp;[.$D$11]" office:value-type="string" office:string-value="$\bm{\circ}$" calcext:value-type="string">
            <text:p>$\bm{\circ}$</text:p>
          </table:table-cell>
          <table:table-cell/>
          <table:table-cell table:formula="of:=[.$C$11]&amp;[.G17]&amp;[.$D$11]" office:value-type="string" office:string-value="$\bm{++}$" calcext:value-type="string">
            <text:p>$\bm{++}$</text:p>
          </table:table-cell>
          <table:table-cell table:formula="of:=[.$C$11]&amp;[.H17]&amp;[.$D$11]" office:value-type="string" office:string-value="$\bm{+}$" calcext:value-type="string">
            <text:p>$\bm{+}$</text:p>
          </table:table-cell>
          <table:table-cell table:formula="of:=[.$C$11]&amp;[.I17]&amp;[.$D$11]" office:value-type="string" office:string-value="$\bm{\circ /+}$" calcext:value-type="string">
            <text:p>$\bm{\circ /+}$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not sensitiv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$\bm{</text:p>
          </table:table-cell>
          <table:table-cell office:value-type="string" calcext:value-type="string">
            <text:p>}$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<text:span text:style-name="T1">\circ </text:span>/+</text:p>
          </table:table-cell>
          <table:table-cell/>
          <table:table-cell table:number-columns-repeated="3" office:value-type="string" calcext:value-type="string">
            <text:p>\circ</text:p>
          </table:table-cell>
          <table:table-cell/>
          <table:table-cell table:number-columns-repeated="2" office:value-type="string" calcext:value-type="string">
            <text:p>++</text:p>
          </table:table-cell>
          <table:table-cell office:value-type="string" calcext:value-type="string">
            <text:p>\cir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\circ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\circ</text:p>
          </table:table-cell>
          <table:table-cell/>
          <table:table-cell table:number-columns-repeated="3" office:value-type="string" calcext:value-type="string">
            <text:p>\cir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\circ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\circ </text:span>/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<text:span text:style-name="T1">\circ </text:span>/+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\circ </text:span>/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circ</text:p>
          </table:table-cell>
          <table:table-cell office:value-type="string" calcext:value-type="string">
            <text:p><text:span text:style-name="T1">\circ </text:span>/+</text:p>
          </table:table-cell>
          <table:table-cell office:value-type="string" calcext:value-type="string">
            <text:p>\circ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\circ </text:span>/+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[.$C$11]&amp;[.C37]&amp;[.$D$11]" office:value-type="string" office:string-value="$\bm{}$" calcext:value-type="string">
            <text:p>$\bm{}$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22:40:27.023000000</meta:creation-date>
    <dc:date>2022-10-06T23:22:28.574000000</dc:date>
    <meta:editing-duration>PT31M29S</meta:editing-duration>
    <meta:editing-cycles>5</meta:editing-cycles>
    <meta:generator>LibreOffice/7.3.4.2$Windows_X86_64 LibreOffice_project/728fec16bd5f605073805c3c9e7c4212a0120dc5</meta:generator>
    <meta:document-statistic meta:table-count="1" meta:cell-count="96" meta:object-count="0"/>
  </office:meta>
</office:document-meta>
</file>